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5.0576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font-size="14pt" officeooo:rsid="00143cc3" style:font-size-asian="14pt" style:font-size-complex="14pt"/>
    </style:style>
    <style:style style:name="P2" style:family="paragraph" style:parent-style-name="Table_20_Contents">
      <style:text-properties fo:font-size="14pt" officeooo:rsid="00143cc3" officeooo:paragraph-rsid="00143cc3" style:font-size-asian="14pt" style:font-size-complex="14pt"/>
    </style:style>
    <style:style style:name="P3" style:family="paragraph" style:parent-style-name="Table_20_Contents">
      <style:text-properties fo:font-size="14pt" officeooo:rsid="00143cc3" officeooo:paragraph-rsid="001610c6" style:font-size-asian="14pt" style:font-size-complex="14pt"/>
    </style:style>
    <style:style style:name="P4" style:family="paragraph" style:parent-style-name="Table_20_Contents">
      <style:text-properties fo:font-size="14pt" officeooo:rsid="00143cc3" officeooo:paragraph-rsid="002376e7" style:font-size-asian="14pt" style:font-size-complex="14pt"/>
    </style:style>
    <style:style style:name="P5" style:family="paragraph" style:parent-style-name="Table_20_Contents">
      <style:text-properties fo:font-size="14pt" officeooo:rsid="001610c6" officeooo:paragraph-rsid="001610c6" style:font-size-asian="14pt" style:font-size-complex="14pt"/>
    </style:style>
    <style:style style:name="P6" style:family="paragraph" style:parent-style-name="Table_20_Contents">
      <style:text-properties fo:font-size="14pt" officeooo:rsid="00176d73" officeooo:paragraph-rsid="00176d73" style:font-size-asian="14pt" style:font-size-complex="14pt"/>
    </style:style>
    <style:style style:name="P7" style:family="paragraph" style:parent-style-name="Table_20_Contents">
      <style:text-properties fo:font-size="14pt" officeooo:rsid="001897f9" officeooo:paragraph-rsid="001897f9" style:font-size-asian="14pt" style:font-size-complex="14pt"/>
    </style:style>
    <style:style style:name="P8" style:family="paragraph" style:parent-style-name="Table_20_Contents">
      <style:text-properties fo:font-size="14pt" officeooo:rsid="0018a8ba" officeooo:paragraph-rsid="0018a8ba" style:font-size-asian="14pt" style:font-size-complex="14pt"/>
    </style:style>
    <style:style style:name="P9" style:family="paragraph" style:parent-style-name="Table_20_Contents">
      <style:text-properties fo:font-size="14pt" officeooo:rsid="001a68a4" officeooo:paragraph-rsid="001a68a4" style:font-size-asian="14pt" style:font-size-complex="14pt"/>
    </style:style>
    <style:style style:name="P10" style:family="paragraph" style:parent-style-name="Table_20_Contents">
      <style:text-properties fo:font-size="14pt" officeooo:rsid="001b3b90" officeooo:paragraph-rsid="001b3b90" style:font-size-asian="14pt" style:font-size-complex="14pt"/>
    </style:style>
    <style:style style:name="P11" style:family="paragraph" style:parent-style-name="Table_20_Contents">
      <style:text-properties fo:font-size="14pt" officeooo:rsid="001ba6fa" officeooo:paragraph-rsid="001ba6fa" style:font-size-asian="14pt" style:font-size-complex="14pt"/>
    </style:style>
    <style:style style:name="P12" style:family="paragraph" style:parent-style-name="Table_20_Contents">
      <style:text-properties fo:font-size="14pt" officeooo:rsid="001cbca7" officeooo:paragraph-rsid="001cbca7" style:font-size-asian="14pt" style:font-size-complex="14pt"/>
    </style:style>
    <style:style style:name="P13" style:family="paragraph" style:parent-style-name="Table_20_Contents">
      <style:text-properties fo:font-size="14pt" officeooo:rsid="001fe95a" officeooo:paragraph-rsid="001fe95a" style:font-size-asian="14pt" style:font-size-complex="14pt"/>
    </style:style>
    <style:style style:name="P14" style:family="paragraph" style:parent-style-name="Table_20_Contents">
      <style:text-properties fo:font-size="14pt" officeooo:rsid="0023099c" officeooo:paragraph-rsid="0023099c" style:font-size-asian="14pt" style:font-size-complex="14pt"/>
    </style:style>
    <style:style style:name="P15" style:family="paragraph" style:parent-style-name="Table_20_Contents">
      <style:text-properties fo:font-size="14pt" officeooo:rsid="002376e7" officeooo:paragraph-rsid="002376e7" style:font-size-asian="14pt" style:font-size-complex="14pt"/>
    </style:style>
    <style:style style:name="T1" style:family="text">
      <style:text-properties officeooo:rsid="001477c4"/>
    </style:style>
    <style:style style:name="T2" style:family="text">
      <style:text-properties officeooo:rsid="00163c5a"/>
    </style:style>
    <style:style style:name="T3" style:family="text">
      <style:text-properties officeooo:rsid="0018a8ba"/>
    </style:style>
    <style:style style:name="T4" style:family="text">
      <style:text-properties officeooo:rsid="001a68a4"/>
    </style:style>
    <style:style style:name="T5" style:family="text">
      <style:text-properties officeooo:rsid="001eb878"/>
    </style:style>
    <style:style style:name="T6" style:family="text">
      <style:text-properties officeooo:rsid="002376e7"/>
    </style:style>
    <style:style style:name="T7" style:family="text">
      <style:text-properties officeooo:rsid="002433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Welcome to 600 part 1.</text:p>
            <text:p text:style-name="P2"/>
            <text:p text:style-name="P2">We’re delighted you’re going to join us for the next several weeks as we explore interesting issues around computational thinking and programming.</text:p>
            <text:p text:style-name="P2"/>
            <text:p text:style-name="P2"/>
            <text:p text:style-name="P5">Now, what are we going to do in this course?</text:p>
            <text:p text:style-name="P2"/>
            <text:p text:style-name="P5">What do we want you to take away?</text:p>
            <text:p text:style-name="P5"/>
            <text:p text:style-name="P5">At the end of this course, what is it we’d like you to have in your armamentarium of great problem-solving tools?</text:p>
            <text:p text:style-name="P5"/>
            <text:p text:style-name="P5"/>
            <text:p text:style-name="P6">We’re certainly going to teach you about programming.</text:p>
            <text:p text:style-name="P5"/>
            <text:p text:style-name="P8">We’ll teach it in particular language called Python.</text:p>
            <text:p text:style-name="P5"/>
            <text:p text:style-name="P5"/>
            <text:p text:style-name="P9">But more importantly, we want you to start learning how to think computationally, to think algorithmically, to think like a computer scientist.</text:p>
            <text:p text:style-name="P9"/>
            <text:p text:style-name="P10">And what does that mean?</text:p>
            <text:p text:style-name="P10"/>
            <text:p text:style-name="P11">It means we’d like you to think about when given a new challenge how can I get the computer to solve this for me?</text:p>
            <text:p text:style-name="P11"/>
            <text:p text:style-name="P12"><text:soft-page-break/>How can I describe the stages I want to use to get this done in such a manner that I don’t have to do it.</text:p>
            <text:p text:style-name="P12"/>
            <text:p text:style-name="P12"/>
            <text:p text:style-name="P13">I can get a computer to do it.</text:p>
            <text:p text:style-name="P13"/>
            <text:p text:style-name="P14">That’s <text:span text:style-name="T6">the notion of computational thinking, of algorithmic thinking, and that’s what we’re going to try and teach you about in this course.</text:span></text:p>
            <text:p text:style-name="P14"/>
            <text:p text:style-name="P14"/>
          </table:table-cell>
          <table:table-cell table:style-name="Table1.B1" office:value-type="string">
            <text:p text:style-name="P2">Добро пожаловать в 600 часть 1.</text:p>
            <text:p text:style-name="P2"/>
            <text:p text:style-name="P2">Мы рады, что вы собираетесь присоединиться к нам в течение следующих нескольких недель, когда мы исследуем интересные вопросы во<text:span text:style-name="T1">круг вычислительного мышления и программирования.</text:span></text:p>
            <text:p text:style-name="P2"/>
            <text:p text:style-name="P5">Итак, что мы собираемся делать в этом курсе?</text:p>
            <text:p text:style-name="P2"/>
            <text:p text:style-name="P5">Что мы хотим, что бы вы взяли?</text:p>
            <text:p text:style-name="P5"/>
            <text:p text:style-name="P5">В конце этого курса, <text:span text:style-name="T2">мы бы хотели, чтобы вы имели в своём арсенале огромный инструментарий для решения проблем?</text:span></text:p>
            <text:p text:style-name="P3"/>
            <text:p text:style-name="P7">Мы безусловно <text:span text:style-name="T3">будем</text:span> учить вас программированию.</text:p>
            <text:p text:style-name="P7"/>
            <text:p text:style-name="P8">Мы будем учить этому на определённом языке по<text:span text:style-name="T4">д</text:span> названием Python.</text:p>
            <text:p text:style-name="P8"/>
            <text:p text:style-name="P9">Но более важно, мы хотим чтобы вы начали учиться мыслить вычислительно, думать алгоритмически, думать как компьютещик.</text:p>
            <text:p text:style-name="P9"/>
            <text:p text:style-name="P11">И что это значит?</text:p>
            <text:p text:style-name="P2"/>
            <text:p text:style-name="P11">Это значит, что мы хотим, что бы вы думали, когда получаете новую задачу, как я могу заставить компьютер решить это для меня?</text:p>
            <text:p text:style-name="P12"><text:soft-page-break/>Как я могу описать этапы, которые я хочу использовать, чтобы сделать это, <text:span text:style-name="T5">таким образом, чтобы не самому делать это.</text:span></text:p>
            <text:p text:style-name="P12"/>
            <text:p text:style-name="P13">Я могу заставить компьютер сделать это.</text:p>
            <text:p text:style-name="P2"/>
            <text:p text:style-name="P15">Это и есть понятие вычислительного мышления, алгоритмического мышления, и <text:span text:style-name="T7">что мы собираемся попробовать и учить вас в этом курсе.</text:span></text:p>
            <text:p text:style-name="P4"/>
            <text:p text:style-name="P2"/>
            <text:p text:style-name="P2">Now, that means you really want the computer</text:p>
            <text:p text:style-name="P2">to do the work for you.</text:p>
            <text:p text:style-name="P2">It's going to be your servant, and that</text:p>
            <text:p text:style-name="P2">means you need to think about how do you get it to do</text:p>
            <text:p text:style-name="P2">the things you want it to do.</text:p>
            <text:p text:style-name="P2">To do that, we're going to cover a range of topics,</text:p>
            <text:p text:style-name="P2">and we'll see all of these over the next several weeks.</text:p>
            <text:p text:style-name="P2">We want the computer to compute something for us,</text:p>
            <text:p text:style-name="P2">infer some new knowledge for us.</text:p>
            <text:p text:style-name="P2">That means we have to think about</text:p>
            <text:p text:style-name="P2">how do we represent that knowledge,</text:p>
            <text:p text:style-name="P2">and we'll do that with particular things</text:p>
            <text:p text:style-name="P2">inside the machine called data structures.</text:p>
            <text:p text:style-name="P2">We want it to infer a new information</text:p>
            <text:p text:style-name="P2">or define information, and we're going</text:p>
            <text:p text:style-name="P2">to see there are standard tools for making that happen.</text:p>
            <text:p text:style-name="P2">Things called iteration and recursion.</text:p>
            <text:p text:style-name="P2">And we'll come back to those over the next several lectures.</text:p>
            <text:p text:style-name="P2"><text:soft-page-break/>A big part of what we want to do inside the computer</text:p>
            <text:p text:style-name="P2">is to have it be able to deal with things in a manner</text:p>
            <text:p text:style-name="P2">that we can see and understand, and that's says</text:p>
            <text:p text:style-name="P2">we're going to use the notion of abstraction to capture elements</text:p>
            <text:p text:style-name="P2">and then treat them as if they were primitives and reuse them.</text:p>
            <text:p text:style-name="P2">And that leads naturally to the idea of modularization,</text:p>
            <text:p text:style-name="P2">creating modules, tokens, elements</text:p>
            <text:p text:style-name="P2">that we can stitch together to come up</text:p>
            <text:p text:style-name="P2">with solutions to problems in interesting ways.</text:p>
            <text:p text:style-name="P2">Once we started learning how to build algorithms to think</text:p>
            <text:p text:style-name="P2">algorithmically, we're going to see</text:p>
            <text:p text:style-name="P2">that there are standard classes of algorithms,</text:p>
            <text:p text:style-name="P2">and we're going to use those for common parlance</text:p>
            <text:p text:style-name="P2">like searching and sorting and we're</text:p>
            <text:p text:style-name="P2">going to see as well that different algorithms have</text:p>
            <text:p text:style-name="P2">different costs.</text:p>
            <text:p text:style-name="P2">And we want to see how to use that to reason</text:p>
            <text:p text:style-name="P2">about the expense of doing something and better</text:p>
            <text:p text:style-name="P2">ways of finding a solution to different problems.</text:p>
            <text:p text:style-name="P2">So here's our roadmap.</text:p>
            <text:p text:style-name="P2">These are the things that we're going</text:p>
            <text:p text:style-name="P2">to deal with over the next several weeks as we talk about</text:p>
            <text:p text:style-name="P2">and get you engaged in computational thinking.</text:p>
            <text:p text:style-name="P2"/>
            <text:p text:style-name="P2">If we're going to get the computer to do this for us</text:p>
            <text:p text:style-name="P2">though, we could start by asking so what does it really do?</text:p>
            <text:p text:style-name="P2">Boy, that sounds like a dumb question, right?</text:p>
            <text:p text:style-name="P2">Of course, computers do all sorts</text:p>
            <text:p text:style-name="P2">of amazing and awesome things.</text:p>
            <text:p text:style-name="P2"><text:soft-page-break/>They can play Go, they can find things in the World Wide Web,</text:p>
            <text:p text:style-name="P2">they can do all sorts of wonderful, marvelous things.</text:p>
            <text:p text:style-name="P2">But fundamentally, a computer really only does two things.</text:p>
            <text:p text:style-name="P2">It performs calculations.</text:p>
            <text:p text:style-name="P2">Well, duh.</text:p>
            <text:p text:style-name="P2">But in this case, the calculations</text:p>
            <text:p text:style-name="P2">are actually very simple things.</text:p>
            <text:p text:style-name="P2">Turns out they can do them amazingly fast.</text:p>
            <text:p text:style-name="P2">But all they really do, they perform calculations,</text:p>
            <text:p text:style-name="P2">and they remember things.</text:p>
            <text:p text:style-name="P2">Early computers didn't have much of this power.</text:p>
            <text:p text:style-name="P2">Modern computers have a lot.</text:p>
            <text:p text:style-name="P2">But those are really the basis of them--</text:p>
            <text:p text:style-name="P2">perform a lot of calculations really</text:p>
            <text:p text:style-name="P2">quickly and remember results.</text:p>
            <text:p text:style-name="P2">Now you could ask, how fast is it really in terms</text:p>
            <text:p text:style-name="P2">of performing calculations?</text:p>
            <text:p text:style-name="P2">The machine you're using can probably</text:p>
            <text:p text:style-name="P2">do about a billion calculations a second.</text:p>
            <text:p text:style-name="P2">And just to put that in context, if I had a lamp sitting</text:p>
            <text:p text:style-name="P2">on my desk here-- about a foot above--</text:p>
            <text:p text:style-name="P2">and I hit the switch, by the time light went from the bulb</text:p>
            <text:p text:style-name="P2">to the table, your computer's performed two operations.</text:p>
            <text:p text:style-name="P2">That's amazing.</text:p>
            <text:p text:style-name="P2">It's really fast, and it sounds like that's</text:p>
            <text:p text:style-name="P2">going to let a computer do almost anything.</text:p>
            <text:p text:style-name="P2">How about remembering things?</text:p>
            <text:p text:style-name="P2">Depends on the size of your computer.</text:p>
            <text:p text:style-name="P2">You probably have a few gigabytes of memory in there.</text:p>
            <text:p text:style-name="P2"><text:soft-page-break/>A big computer or something on the cloud</text:p>
            <text:p text:style-name="P2">might actually have hundreds of gigabytes of storage.</text:p>
            <text:p text:style-name="P2">What does that say in terms of what it can hold?</text:p>
            <text:p text:style-name="P2">Well, if you took the standard novel</text:p>
            <text:p text:style-name="P2">and you put it inside a machine, a typical machine</text:p>
            <text:p text:style-name="P2">could hold about 1 and 1/2 million books</text:p>
            <text:p text:style-name="P2">of a standard size.</text:p>
            <text:p text:style-name="P2">So if you're going to start reading those great classics,</text:p>
            <text:p text:style-name="P2">now it's going to take you a while</text:p>
            <text:p text:style-name="P2">before you get through all the things that</text:p>
            <text:p text:style-name="P2">are stored on your machine.</text:p>
            <text:p text:style-name="P2">So sounds like computers are amazingly good,</text:p>
            <text:p text:style-name="P2">even though they only do simple calculations</text:p>
            <text:p text:style-name="P2">and they remember results.</text:p>
            <text:p text:style-name="P2">Hold that thought, because we're going to come back to it.</text:p>
            <text:p text:style-name="P2">Because we can also ask what kinds of calculations</text:p>
            <text:p text:style-name="P2">does the computer actually do?</text:p>
            <text:p text:style-name="P2">Every computer comes with a set of built-in operations.</text:p>
            <text:p text:style-name="P2">These are typically primitive arithmetic operations--</text:p>
            <text:p text:style-name="P2">multiplication, addition, division-- and simple logic</text:p>
            <text:p text:style-name="P2">operations, comparing true and false values in order</text:p>
            <text:p text:style-name="P2">to make decisions with that.</text:p>
            <text:p text:style-name="P2">If that's all we had, that's going to be a real pain.</text:p>
            <text:p text:style-name="P2">And so what we want to do through this course</text:p>
            <text:p text:style-name="P2">is figure out how to define new calculations,</text:p>
            <text:p text:style-name="P2">new operations, things we create and give to the computer</text:p>
            <text:p text:style-name="P2">so that it can abstract them, encapsulate them, and treat</text:p>
            <text:p text:style-name="P2">them as if they're primitives.</text:p>
            <text:p text:style-name="P2">But to start with, a computer simply</text:p>
            <text:p text:style-name="P2"><text:soft-page-break/>performs a lot of those calculations.</text:p>
            <text:p text:style-name="P2">So simple primitive calculations very quickly.</text:p>
            <text:p text:style-name="P2">Is that enough?</text:p>
            <text:p text:style-name="P2">It might be.</text:p>
            <text:p text:style-name="P2">If that's the case, we really don't</text:p>
            <text:p text:style-name="P2">have to do a lot in terms of computation.</text:p>
            <text:p text:style-name="P2">And I want to give you a couple of examples to show you</text:p>
            <text:p text:style-name="P2">why even with the speed of modern computers,</text:p>
            <text:p text:style-name="P2">you need to be able to think carefully, cleverly,</text:p>
            <text:p text:style-name="P2">algorithmically.</text:p>
            <text:p text:style-name="P2">Here are two obvious examples of things you might like to do.</text:p>
            <text:p text:style-name="P2">You want to find a piece of information</text:p>
            <text:p text:style-name="P2">on the web, something you do every day with a search engine.</text:p>
            <text:p text:style-name="P2">You might want to play chess or have your computer play</text:p>
            <text:p text:style-name="P2">chess for you.</text:p>
            <text:p text:style-name="P2">Suppose you want to search the web.</text:p>
            <text:p text:style-name="P2">How much could you do if you just</text:p>
            <text:p text:style-name="P2">were using simple calculations?</text:p>
            <text:p text:style-name="P2">Well, here's a little computation</text:p>
            <text:p text:style-name="P2">I did before I came in to capture this lecture.</text:p>
            <text:p text:style-name="P2">There are about 45 billion pages right now</text:p>
            <text:p text:style-name="P2">on the World Wide Web.</text:p>
            <text:p text:style-name="P2">On average, there are about 100 words on a page.</text:p>
            <text:p text:style-name="P2">And for sake of argument, let's assume</text:p>
            <text:p text:style-name="P2">if we want to find a word on a page,</text:p>
            <text:p text:style-name="P2">it's going to take us about 10 operations</text:p>
            <text:p text:style-name="P2">to try and find out whether that word is on that page or not.</text:p>
            <text:p text:style-name="P2">We'll see later on how he got it down to about 10 operations.</text:p>
            <text:p text:style-name="P2">That says if I'm going to just brute force</text:p>
            <text:p text:style-name="P2"><text:soft-page-break/>try and search everything on the web</text:p>
            <text:p text:style-name="P2">to see if I can find the thing I'm looking for, it's only</text:p>
            <text:p text:style-name="P2">going to take me about 5.2 days to find something.</text:p>
            <text:p text:style-name="P2">You probably don't want to wait that long.</text:p>
            <text:p text:style-name="P2">So even with a very fast machine using</text:p>
            <text:p text:style-name="P2">these simple calculations, it's not going to be enough.</text:p>
            <text:p text:style-name="P2">How about playing chess?</text:p>
            <text:p text:style-name="P2">An expert will tell you there about,</text:p>
            <text:p text:style-name="P2">on average, 35 moves for every setting on the chessboard</text:p>
            <text:p text:style-name="P2">until you get to the endgame.</text:p>
            <text:p text:style-name="P2">Suppose you want to look ahead six moves</text:p>
            <text:p text:style-name="P2">in order to try to decide what you want to do in order</text:p>
            <text:p text:style-name="P2">to beat your opponent.</text:p>
            <text:p text:style-name="P2">That says you've got about 1.8 billion boards</text:p>
            <text:p text:style-name="P2">that you need to check.</text:p>
            <text:p text:style-name="P2">And if it's going to take you, for example,</text:p>
            <text:p text:style-name="P2">100 operations for every choice, it's</text:p>
            <text:p text:style-name="P2">going to take you about 30 minutes to decide each move.</text:p>
            <text:p text:style-name="P2">Probably too slow.</text:p>
            <text:p text:style-name="P2">And this is simply a way of saying</text:p>
            <text:p text:style-name="P2">that even with fast computers, we need cleverness,</text:p>
            <text:p text:style-name="P2">we need algorithmic thinking to take those simple computations</text:p>
            <text:p text:style-name="P2">and turn them into something more powerful.</text:p>
            <text:p text:style-name="P2">And that's as good algorithm design is going to be crucial</text:p>
            <text:p text:style-name="P2">and it's one of the skills you're</text:p>
            <text:p text:style-name="P2">going to learn throughout this course.</text:p>
            <text:p text:style-name="P2">What about storage?</text:p>
            <text:p text:style-name="P2">For lots of storage in the machine.</text:p>
            <text:p text:style-name="P2">Why don't I just compute everything once, store it away,</text:p>
            <text:p text:style-name="P2"><text:soft-page-break/>and then just look it up.</text:p>
            <text:p text:style-name="P2">So let's go back to chess.</text:p>
            <text:p text:style-name="P2">Imagine I just want to look at all the possible chess games</text:p>
            <text:p text:style-name="P2">and store them away so that when I'm in any move,</text:p>
            <text:p text:style-name="P2">I'll just know what I want to do in order</text:p>
            <text:p text:style-name="P2">to get to a winning position.</text:p>
            <text:p text:style-name="P2">Well, experts would suggest that there</text:p>
            <text:p text:style-name="P2">are something on the order of 10 to the 123 different</text:p>
            <text:p text:style-name="P2">possible chess games.</text:p>
            <text:p text:style-name="P2">That's a really big number.</text:p>
            <text:p text:style-name="P2">And in fact, there are only about 10</text:p>
            <text:p text:style-name="P2">to the 80th atoms in the observable universe.</text:p>
            <text:p text:style-name="P2">So there's no way that we can store all of that information</text:p>
            <text:p text:style-name="P2">away.</text:p>
            <text:p text:style-name="P2">And again, it comes back to saying we can't just</text:p>
            <text:p text:style-name="P2">use brute force or pre-compute.</text:p>
            <text:p text:style-name="P2">We need to be clever about how we come up with solutions.</text:p>
            <text:p text:style-name="P2"/>
            <text:p text:style-name="P2">Even with that, we're going to ask</text:p>
            <text:p text:style-name="P2">are there going to be limits to computation,</text:p>
            <text:p text:style-name="P2">even if we can build clever algorithms?</text:p>
            <text:p text:style-name="P2">And in fact, one can suggest that there are still</text:p>
            <text:p text:style-name="P2">some limitations to what a computer can do.</text:p>
            <text:p text:style-name="P2">Some problems are still, at least at the moment, too</text:p>
            <text:p text:style-name="P2">complex, even with clever algorithms</text:p>
            <text:p text:style-name="P2">to come up with solutions fast enough.</text:p>
            <text:p text:style-name="P2">I'd love to know what the weather's going to be right</text:p>
            <text:p text:style-name="P2">in my neighborhood every morning before I</text:p>
            <text:p text:style-name="P2">get in my car to come to work.</text:p>
            <text:p text:style-name="P2"><text:soft-page-break/>I just don't have enough data and enough compute power</text:p>
            <text:p text:style-name="P2">to be able to model at that level of scale.</text:p>
            <text:p text:style-name="P2">Maybe eventually, but not yet.</text:p>
            <text:p text:style-name="P2">In some cases, the fact that some things</text:p>
            <text:p text:style-name="P2">are too hard to compute actually works in our favor.</text:p>
            <text:p text:style-name="P2">And encryption schemes are an example of that.</text:p>
            <text:p text:style-name="P2">Things that you want to store on a computer</text:p>
            <text:p text:style-name="P2">encoded so nobody can break them rely on encoding or encryption</text:p>
            <text:p text:style-name="P2">schemes that in turn, rely on the fact</text:p>
            <text:p text:style-name="P2">that some problems are simply too complex to be solved</text:p>
            <text:p text:style-name="P2">by a computer.</text:p>
            <text:p text:style-name="P2">And in some cases, even if the computers get faster,</text:p>
            <text:p text:style-name="P2">it's still not going to be possible to solve them.</text:p>
            <text:p text:style-name="P2">Some problems are just fundamentally</text:p>
            <text:p text:style-name="P2">impossible to compute.</text:p>
            <text:p text:style-name="P2">And the classic one from computer sciences</text:p>
            <text:p text:style-name="P2">called the Turing halting problem</text:p>
            <text:p text:style-name="P2">and it simply says if I want to write a piece of code,</text:p>
            <text:p text:style-name="P2">a program that could take as input any other program</text:p>
            <text:p text:style-name="P2">and tell me whether it will always work,</text:p>
            <text:p text:style-name="P2">whether it will always stop with an answer,</text:p>
            <text:p text:style-name="P2">it turns out you simply can't compute that in all cases.</text:p>
            <text:p text:style-name="P2">So there are going to be limits to computation.</text:p>
            <text:p text:style-name="P2">Not to worry.</text:p>
            <text:p text:style-name="P2">It's going to be a lot of things we can do,</text:p>
            <text:p text:style-name="P2">and that's what we're going to do throughout this cours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2:30:15.047364185</meta:creation-date>
    <dc:date>2018-02-24T13:52:34.028916866</dc:date>
    <meta:editing-duration>PT40M1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9" meta:paragraph-count="242" meta:word-count="2052" meta:character-count="11056" meta:non-whitespace-character-count="9246"/>
  </office:meta>
</office:document-meta>
</file>